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7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8" style:family="graphic" style:parent-style-name="standard">
      <style:graphic-properties svg:stroke-color="#000000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objectwithoutfill">
      <style:graphic-properties svg:stroke-color="#000000" draw:marker-end="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2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512da8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8c68ca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d1c4e9"/>
      <style:paragraph-properties fo:text-align="center"/>
      <style:text-properties fo:font-weight="bold"/>
    </style:style>
    <style:style style:name="P11" style:family="paragraph">
      <loext:graphic-properties draw:fill="solid" draw:fill-color="#536dfe"/>
      <style:paragraph-properties fo:text-align="center"/>
      <style:text-properties fo:color="#ffffff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style:paragraph-properties fo:text-align="end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18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3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/>
      <style:paragraph-properties fo:text-align="center"/>
      <style:text-properties style:use-window-font-color="true"/>
    </style:style>
    <style:style style:name="P25" style:family="paragraph">
      <loext:graphic-properties draw:fill-color="#ffffff"/>
      <style:text-properties fo:font-size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673ab7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2" style:family="text">
      <style:text-properties fo:color="#212121" fo:font-size="18pt" fo:language="zxx" fo:country="none" style:font-size-asian="18pt" style:font-size-complex="18pt"/>
    </style:style>
    <style:style style:name="T1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15pt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commercial </text:span><text:span text:style-name="T6">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</text:span><text:span text:style-name="T6">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75cm 12cm)">
            <text:p text:style-name="P7"><text:span text:style-name="T7">Basic 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75cm 12cm)">
            <text:p text:style-name="P7"><text:span text:style-name="T8">Applied 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75cm 12cm)">
            <text:p text:style-name="P7"><text:span text:style-name="T9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.1cm" draw:transform="rotate (1.5707963267949) translate (17.65cm 12cm)">
            <text:p text:style-name="P7"><text:span text:style-name="T7">Startup funding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75cm" svg:y1="12.5cm" svg:x2="5.75cm" svg:y2="4cm">
            <text:p text:style-name="P7"><text:span text:style-name="T10">Research / startup</text:span><text:span text:style-name="T10"><text:line-break/></text:span><text:span text:style-name="T10">time spent 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line draw:style-name="gr7" draw:text-style-name="P13" draw:layer="layout" svg:x1="5.25cm" svg:y1="12cm" svg:x2="23.25cm" svg:y2="12cm">
            <text:p/>
          </draw:line>
          <draw:g>
            <draw:line draw:style-name="gr8" draw:layer="layout" svg:x1="9.75cm" svg:y1="11.5cm" svg:x2="9.75cm" svg:y2="12.5cm">
              <text:p/>
            </draw:line>
          </draw:g>
          <draw:g>
            <draw:line draw:style-name="gr8" draw:layer="layout" svg:x1="13.75cm" svg:y1="11.5cm" svg:x2="13.75cm" svg:y2="12.5cm">
              <text:p/>
            </draw:line>
          </draw:g>
          <draw:g>
            <draw:line draw:style-name="gr8" draw:layer="layout" svg:x1="17.75cm" svg:y1="11.5cm" svg:x2="17.75cm" svg:y2="12.5cm">
              <text:p/>
            </draw:line>
          </draw:g>
          <draw:g>
            <draw:line draw:style-name="gr8" draw:layer="layout" svg:x1="21.75cm" svg:y1="11.5cm" svg:x2="21.75cm" svg:y2="12.5cm">
              <text:p/>
            </draw:line>
          </draw:g>
          <draw:frame draw:style-name="gr9" draw:text-style-name="P14" draw:layer="layout" svg:width="3cm" svg:height="1cm" svg:x="4.25cm" svg:y="3cm">
            <draw:text-box>
              <text:p><text:span text:style-name="T10">100%</text:span></text:p>
            </draw:text-box>
          </draw:frame>
          <draw:path draw:style-name="gr10" draw:text-style-name="P15" draw:layer="layout" svg:width="14.314cm" svg:height="3.193cm" draw:transform="skewX (-0.0376991118430776) rotate (-0.498291501444381) translate (6.18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75cm" svg:y="12cm">
            <draw:text-box>
              <text:p><text:span text:style-name="T10">founding</text:span></text:p>
            </draw:text-box>
          </draw:frame>
          <draw:frame draw:style-name="gr11" draw:text-style-name="P17" draw:layer="layout" svg:width="4cm" svg:height="1.5cm" svg:x="19.75cm" svg:y="12cm">
            <draw:text-box>
              <text:p text:style-name="P16"><text:span text:style-name="T10">tim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1">#</text:span></text:p>
              </table:table-cell>
              <table:table-cell>
                <text:p text:style-name="P7"><text:span text:style-name="T11">Phase</text:span></text:p>
              </table:table-cell>
              <table:table-cell>
                <text:p text:style-name="P7"><text:span text:style-name="T11">Program</text:span></text:p>
              </table:table-cell>
              <table:table-cell>
                <text:p text:style-name="P7"><text:span text:style-name="T11"># Persons</text:span></text:p>
              </table:table-cell>
              <table:table-cell>
                <text:p text:style-name="P7"><text:span text:style-name="T11">Amount</text:span><text:span text:style-name="T11"><text:line-break/></text:span><text:span text:style-name="T11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2">1</text:span></text:p>
              </table:table-cell>
              <table:table-cell>
                <text:p><text:span text:style-name="T12">Basic research</text:span></text:p>
              </table:table-cell>
              <table:table-cell>
                <text:p><text:span text:style-name="T12">DFG, ERC</text:span></text:p>
              </table:table-cell>
              <table:table-cell>
                <text:p><text:span text:style-name="T12">1-3 (up to 6)</text:span></text:p>
              </table:table-cell>
              <table:table-cell>
                <text:p><text:span text:style-name="T12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2">2</text:span></text:p>
              </table:table-cell>
              <table:table-cell>
                <text:p><text:span text:style-name="T12">Applied research</text:span></text:p>
              </table:table-cell>
              <table:table-cell>
                <text:p><text:span text:style-name="T12">BMWi (various), EU H2020</text:span></text:p>
              </table:table-cell>
              <table:table-cell>
                <text:p><text:span text:style-name="T12">1-4</text:span></text:p>
              </table:table-cell>
              <table:table-cell>
                <text:p><text:span text:style-name="T12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2">3</text:span></text:p>
              </table:table-cell>
              <table:table-cell>
                <text:p><text:span text:style-name="T12">Spinning off</text:span></text:p>
              </table:table-cell>
              <table:table-cell>
                <text:p><text:span text:style-name="T12">EXIST Forschungstransfer</text:span></text:p>
              </table:table-cell>
              <table:table-cell>
                <text:p><text:span text:style-name="T12">3-4</text:span></text:p>
              </table:table-cell>
              <table:table-cell>
                <text:p><text:span text:style-name="T12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2">4</text:span></text:p>
              </table:table-cell>
              <table:table-cell>
                <text:p><text:span text:style-name="T12">Starting up</text:span></text:p>
              </table:table-cell>
              <table:table-cell>
                <text:p><text:span text:style-name="T12">EXIST II</text:span></text:p>
              </table:table-cell>
              <table:table-cell>
                <text:p><text:span text:style-name="T12">3-4</text:span></text:p>
              </table:table-cell>
              <table:table-cell>
                <text:p><text:span text:style-name="T12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2">5</text:span></text:p>
              </table:table-cell>
              <table:table-cell>
                <text:p><text:span text:style-name="T12">...</text:span></text:p>
              </table:table-cell>
              <table:table-cell>
                <text:p><text:span text:style-name="T12">KMU Innovativ</text:span></text:p>
              </table:table-cell>
              <table:table-cell>
                <text:p><text:span text:style-name="T12">...</text:span></text:p>
              </table:table-cell>
              <table:table-cell>
                <text:p><text:span text:style-name="T12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5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3" draw:text-style-name="P18" draw:layer="layout" svg:width="7cm" svg:height="4cm" svg:x="8.25cm" svg:y="6.5cm">
            <text:p text:style-name="P7"><text:span text:style-name="T13">Doctoral</text:span><text:span text:style-name="T13"><text:line-break/></text:span><text:span text:style-name="T13">stud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7cm" svg:height="4cm" svg:x="15.25cm" svg:y="2.5cm">
            <text:p text:style-name="P7"><text:span text:style-name="T13">Student</text:span><text:span text:style-name="T13"><text:line-break/></text:span><text:span text:style-name="T13">helper (WiHi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8.25cm" svg:y="2.5cm">
            <text:p text:style-name="P7"><text:span text:style-name="T13">Student in</text:span><text:span text:style-name="T13"><text:line-break/></text:span><text:span text:style-name="T13">class / thesi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15.25cm" svg:y="6.5cm">
            <text:p text:style-name="P7"><text:span text:style-name="T13">Research</text:span><text:span text:style-name="T13"><text:line-break/></text:span><text:span text:style-name="T13">fellow (WiMi)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7cm" svg:height="1.5cm" svg:x="8.25cm" svg:y="10.5cm">
            <draw:text-box>
              <text:p><text:span text:style-name="T14">The individual</text:span></text:p>
            </draw:text-box>
          </draw:frame>
          <draw:frame draw:style-name="gr15" draw:text-style-name="P20" draw:layer="layout" svg:width="7cm" svg:height="1.5cm" svg:x="15.25cm" svg:y="10.5cm">
            <draw:text-box>
              <text:p><text:span text:style-name="T14">The university</text:span></text:p>
            </draw:text-box>
          </draw:frame>
          <draw:frame draw:style-name="gr16" draw:text-style-name="P21" draw:layer="layout" svg:width="14cm" svg:height="1.5cm" svg:x="8.25cm" svg:y="12cm">
            <draw:text-box>
              <text:p><text:span text:style-name="T15">Copyright Ownership</text:span></text:p>
            </draw:text-box>
          </draw:frame>
          <draw:frame draw:style-name="gr15" draw:text-style-name="P22" draw:layer="layout" svg:width="4cm" svg:height="1.5cm" draw:transform="rotate (1.5707963267949) translate (6.75cm 10.5cm)">
            <draw:text-box>
              <text:p><text:span text:style-name="T16">Doctoral</text:span></text:p>
            </draw:text-box>
          </draw:frame>
          <draw:frame draw:style-name="gr15" draw:text-style-name="P20" draw:layer="layout" svg:width="4cm" svg:height="1.5cm" draw:transform="rotate (1.5707963267949) translate (6.75cm 6.5cm)">
            <draw:text-box>
              <text:p><text:span text:style-name="T14">Bachelor</text:span><text:span text:style-name="T14"><text:line-break/></text:span><text:span text:style-name="T14">or Master</text:span></text:p>
            </draw:text-box>
          </draw:frame>
          <draw:frame draw:style-name="gr17" draw:text-style-name="P23" draw:layer="layout" svg:width="8cm" svg:height="1.5cm" draw:transform="rotate (1.5707963267949) translate (5.25cm 10.5cm)">
            <draw:text-box>
              <text:p><text:span text:style-name="T15">Degree Program</text:span></text:p>
            </draw:text-box>
          </draw:frame>
          <draw:line draw:style-name="gr18" draw:text-style-name="P24" draw:layer="layout" svg:x1="7.75cm" svg:y1="6.5cm" svg:x2="22.75cm" svg:y2="6.5cm">
            <text:p/>
          </draw:line>
          <draw:line draw:style-name="gr18" draw:text-style-name="P24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llows the basic and applied research phase</text:p>
              </text:list-item>
              <text:list-item>
                <text:p>In which you turn the research project into a product</text:p>
              </text:list-item>
              <text:list-item>
                <text:p><text:span text:style-name="T5">Takes place at university and can be </text:span><text:span text:style-name="T5">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Trademarks, domains, other IP</text:p>
                  </text:list-item>
                </text:list>
                <text:p/>
              </text:list-item>
              <text:list-item>
                <text:p text:style-name="P5"><text:span text:style-name="T17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e outside assessor)</text:p>
                  </text:list-item>
                  <text:list-item>
                    <text:p>By labor spent on it (count person months)</text:p>
                  </text:list-item>
                  <text:list-item>
                    <text:p>By lines of relevant code (priced by li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hare of Founders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7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8" draw:layer="layout" svg:width="20cm" svg:height="4cm" svg:x="0cm" svg:y="11.75cm">
          <draw:text-box>
            <text:p text:style-name="P27"><text:span text:style-name="T18">DR</text:span></text:p>
          </draw:text-box>
        </draw:frame>
        <draw:frame presentation:style-name="pr14" draw:text-style-name="P29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6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6H19M</meta:editing-duration>
    <meta:editing-cycles>43</meta:editing-cycles>
    <meta:generator>LibreOffice/6.0.7.3$Linux_X86_64 LibreOffice_project/00m0$Build-3</meta:generator>
    <dc:date>2020-09-06T15:46:07.449971395</dc:date>
    <meta:document-statistic meta:object-count="203"/>
  </office:meta>
</office:document-meta>
</file>